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1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shapes>
          <draw:frame draw:z-index="0" draw:style-name="gr1" draw:text-style-name="P1" svg:width="159.99mm" svg:height="89.99mm" svg:x="79.76mm" svg:y="1mm">
            <draw:object draw:notify-on-update-of-ranges="Overview.A1:Overview.A1 Overview.A2:Overview.A5 Overview.B1:Overview.B1 Overview.B2:Overview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Accurate</text:p>
          </table:table-cell>
          <table:table-cell office:value-type="percentage" office:value="0.72" calcext:value-type="percentage">
            <text:p>72.00%</text:p>
          </table:table-cell>
        </table:table-row>
        <table:table-row table:style-name="ro1">
          <table:table-cell office:value-type="string" calcext:value-type="string">
            <text:p>Difference w.r.t. Kubernetes HPA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string" calcext:value-type="string">
            <text:p>Rare (but valid) counter-examples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string" calcext:value-type="string">
            <text:p>Things we have not modelled</text:p>
          </table:table-cell>
          <table:table-cell office:value-type="percentage" office:value="0.1" calcext:value-type="percentage">
            <text:p>1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09:44:16.045596116</meta:creation-date>
    <dc:date>2020-01-20T10:01:39.214255845</dc:date>
    <meta:editing-duration>PT7M13S</meta:editing-duration>
    <meta:editing-cycles>1</meta:editing-cycles>
    <meta:document-statistic meta:table-count="1" meta:cell-count="1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316cm" svg:y="0.316cm" chart:style-name="ch2">
          <text:p>Model Accuracy</text:p>
        </chart:title>
        <chart:legend chart:legend-position="end" svg:x="10.774cm" svg:y="3.057cm" style:legend-expansion="high" chart:style-name="ch3"/>
        <chart:plot-area chart:style-name="ch4" table:cell-range-address="Overview.A1:Overview.B5" chart:data-source-has-labels="both" svg:x="0.32cm" svg:y="1.275cm" svg:width="10.134cm" svg:height="7.545cm">
          <chartooo:coordinate-region svg:x="1.615cm" svg:y="1.276cm" svg:width="7.544cm" svg:height="7.544cm"/>
          <chart:axis chart:dimension="x" chart:name="primary-x" chart:style-name="ch5" chartooo:axis-type="auto">
            <chartooo:date-scale/>
            <chart:categories table:cell-range-address="Overview.A2:Overview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verview.B2:Overview.B5" chart:label-cell-address="Overview.B1:Overview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</text:p>
                <draw:g>
                  <svg:desc>Overview.B1:Overview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urate</text:p>
                <draw:g>
                  <svg:desc>Overview.A2:Overview.A5</svg:desc>
                </draw:g>
              </table:table-cell>
              <table:table-cell office:value-type="float" office:value="0.72">
                <text:p>0.72</text:p>
                <draw:g>
                  <svg:desc>Overview.B2:Overview.B5</svg:desc>
                </draw:g>
              </table:table-cell>
            </table:table-row>
            <table:table-row>
              <table:table-cell office:value-type="string">
                <text:p>Difference w.r.t. Kubernetes HPA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are (but valid) counter-examples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Things we have not modelled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